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5281e" officeooo:paragraph-rsid="0005281e"/>
    </style:style>
    <style:style style:name="P2" style:family="paragraph" style:parent-style-name="Text_20_body">
      <style:text-properties officeooo:rsid="0005281e" officeooo:paragraph-rsid="0005281e"/>
    </style:style>
    <style:style style:name="P3" style:family="paragraph" style:parent-style-name="Text_20_body">
      <style:text-properties officeooo:rsid="00058829" officeooo:paragraph-rsid="00058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tocol Implementation Guide</text:p>
      <text:h text:style-name="P1" text:outline-level="1">Specific protocol implementation for targets</text:h>
      <text:p text:style-name="P2">Each target system is different to the others. This makes each protocol special and requires a distinct implementation. Analysis of the first two implementations (for SEL Z80 Trainer and Multitech Microprofessor MPF-I) shows that there is only a little generic part which could be put into a superclass.</text:p>
      <text:p text:style-name="P2">This would be only for sake of design but without any real value. Instead it would simplify nothing but bring in confusion.</text:p>
      <text:p text:style-name="P2"/>
      <text:h text:style-name="Heading_20_1" text:outline-level="1">The skeleton</text:h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0:50:34.417000000</meta:creation-date>
    <dc:date>2024-04-21T11:02:19.185000000</dc:date>
    <meta:editing-duration>PT1M34S</meta:editing-duration>
    <meta:editing-cycles>1</meta:editing-cycles>
    <meta:document-statistic meta:table-count="0" meta:image-count="0" meta:object-count="0" meta:page-count="1" meta:paragraph-count="5" meta:word-count="80" meta:character-count="511" meta:non-whitespace-character-count="436"/>
    <meta:generator>LibreOffice/7.5.2.2$Windows_X86_64 LibreOffice_project/53bb9681a964705cf672590721dbc85eb4d0c3a2</meta:generator>
  </office:meta>
</office:document-meta>
</file>